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5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6" style:family="paragraph" style:parent-style-name="Text_20_body">
      <style:text-properties style:font-name="Calibri" fo:font-size="9pt" style:text-underline-style="none" fo:font-weight="normal" officeooo:rsid="0024dd70" officeooo:paragraph-rsid="004b866e" style:font-size-asian="9pt" style:font-weight-asian="normal" style:font-size-complex="9pt" style:font-weight-complex="normal"/>
    </style:style>
    <style:style style:name="P7" style:family="paragraph" style:parent-style-name="Text_20_body">
      <style:text-properties officeooo:paragraph-rsid="004b866e"/>
    </style:style>
    <style:style style:name="P8" style:family="paragraph" style:parent-style-name="Text_20_body">
      <style:text-properties fo:color="#2a6099" loext:opacity="100%" style:font-name="Calibri" fo:font-size="14pt" officeooo:paragraph-rsid="002d16dc" style:font-size-asian="14pt" style:font-size-complex="14pt"/>
    </style:style>
    <style:style style:name="P9" style:family="paragraph" style:parent-style-name="Text_20_body">
      <style:text-properties fo:font-size="4pt" style:font-size-asian="4.19999980926514pt" style:font-size-complex="4.80000019073486pt"/>
    </style:style>
    <style:style style:name="P10" style:family="paragraph" style:parent-style-name="Text_20_body">
      <style:text-properties officeooo:paragraph-rsid="0041e98c"/>
    </style:style>
    <style:style style:name="P11" style:family="paragraph" style:parent-style-name="Text_20_body">
      <style:text-properties style:font-name="Calibri" fo:font-size="10pt" fo:font-weight="normal" officeooo:rsid="0075ad99" officeooo:paragraph-rsid="0075ad99" style:font-size-asian="10pt" style:font-weight-asian="normal" style:font-size-complex="10pt" style:font-weight-complex="normal"/>
    </style:style>
    <style:style style:name="P12" style:family="paragraph" style:parent-style-name="Text_20_body">
      <style:text-properties style:font-name="Calibri" fo:font-size="10pt" fo:font-weight="bold" officeooo:rsid="0076d484" officeooo:paragraph-rsid="0076d484" style:font-size-asian="10pt" style:font-weight-asian="bold" style:font-size-complex="10pt" style:font-weight-complex="bold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609b64" style:font-size-asian="10pt" style:font-size-complex="10pt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5aa01a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609b64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882ac6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6d484" officeooo:paragraph-rsid="007a40ff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82ac6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968f0" style:font-size-asian="10pt" style:font-weight-asian="normal" style:font-size-complex="10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font-name="Calibri" style:text-underline-style="solid" style:text-underline-width="auto" style:text-underline-color="font-color"/>
    </style:style>
    <style:style style:name="T3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4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8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3f2fc4" style:font-weight-asian="normal" style:font-weight-complex="normal"/>
    </style:style>
    <style:style style:name="T12" style:family="text">
      <style:text-properties style:text-underline-style="none" fo:font-weight="normal" officeooo:rsid="00876ac9" style:font-weight-asian="normal" style:font-weight-complex="normal"/>
    </style:style>
    <style:style style:name="T13" style:family="text">
      <style:text-properties style:text-underline-style="none" fo:font-weight="normal" officeooo:rsid="00882ac6" style:font-weight-asian="normal" style:font-weight-complex="normal"/>
    </style:style>
    <style:style style:name="T14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5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6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7" style:family="text">
      <style:text-properties style:font-name="Calibri" fo:font-size="9pt" style:text-underline-style="none" fo:font-weight="normal" officeooo:rsid="008280c5" style:font-size-asian="9pt" style:font-weight-asian="normal" style:font-size-complex="9pt" style:font-weight-complex="normal"/>
    </style:style>
    <style:style style:name="T18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9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underline-style="solid" style:text-underline-width="auto" style:text-underline-color="font-color" fo:font-weight="bold" officeooo:rsid="0030eebb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2d16dc" style:font-weight-asian="bold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officeooo:rsid="0076d484"/>
    </style:style>
    <style:style style:name="T25" style:family="text">
      <style:text-properties officeooo:rsid="007b9621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</text:span><text:span text:style-name="T2">: <text:s/>.</text:span></text:p>
      <text:p text:style-name="P2"><text:span text:style-name="T23">Objectifs :</text:span><text:span text:style-name="T9"> </text:span></text:p>
      <text:p text:style-name="P7"><text:span text:style-name="T14">-</text:span><text:span text:style-name="T15"> </text:span><text:span text:style-name="T16">V</text:span><text:span text:style-name="T17">itesse du son dans l'air.</text:span></text:p>
      <text:p text:style-name="P6"/>
      <text:p text:style-name="P3">Contexte :</text:p>
      <text:p text:style-name="P11">La foudre tombe à quelques kilomètres de la maison de campagne de <text:span text:style-name="T24">Ewilan et Salim, </text:span><text:span text:style-name="T25">ils perçoivent la lumière de l'éclair mais sont obligés d'attendre plusieurs seconde avant d'entendre son grondement.</text:span></text:p>
      <text:p text:style-name="P12">comment expliquer le décalage ?</text:p>
      <text:p text:style-name="P5"/>
      <text:p text:style-name="P4"><text:span text:style-name="T3">Doc</text:span><text:span text:style-name="T4">ument</text:span><text:span text:style-name="T3"> </text:span><text:span text:style-name="T3"><text:sequence text:ref-name="refDrawing0" text:name="Drawing" text:formula="ooow:Drawing+1" style:num-format="1">1</text:sequence></text:span><text:span text:style-name="T5">. </text:span><text:span text:style-name="T6">Document type.</text:span></text:p>
      <text:p text:style-name="Text_20_body"><text:span text:style-name="T19">L</text:span><text:span text:style-name="T20">e texte du document</text:span>.</text:p>
      <text:p text:style-name="Text_20_body"/>
      <text:p text:style-name="P9"/>
      <text:p text:style-name="P10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8"><text:s text:c="5"/></text:span><text:span text:style-name="T7">Votre mission-travail à réaliser </text:span><text:span text:style-name="T8">:</text:span></text:p>
      <text:list xml:id="list1761067098" text:style-name="L1">
        <text:list-item>
          <text:p text:style-name="P17">D'après ce que tu connais de la vitesse de la lumière, que peut tu dire de la durée qui passe avant que le signal lumineux ne parviennent à Ewilan et Salim ?</text:p>
        </text:list-item>
      </text:list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94742834681919" text:continue-numbering="true" text:style-name="L1">
        <text:list-item>
          <text:p text:style-name="P14"><text:span text:style-name="T10">C</text:span><text:span text:style-name="T12">ompare avec la durée que met le son à parvenir jusqu'à eux, que peux-tu en déduire ?</text:span></text:p>
        </text:list-item>
      </text:list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94744162089091" text:continue-numbering="true" text:style-name="L1">
        <text:list-item>
          <text:p text:style-name="P16"><text:span text:style-name="T12">S</text:span><text:span text:style-name="T13">i tu devais déterminer la vitesse du son, comment t'y prendrais-tu ?</text:span></text:p>
        </text:list-item>
      </text:list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..</text:p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8"><text:span text:style-name="T21">Pour a</text:span><text:span text:style-name="T22">ller un peu plus loin :</text:span></text:p>
      <text:list xml:id="list94743346492699" text:continue-numbering="true" text:style-name="L1">
        <text:list-item>
          <text:p text:style-name="P13"><text:span text:style-name="T11">Q</text:span><text:span text:style-name="T10">uestion type</text:span></text:p>
        </text:list-item>
      </text:list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94743843970054" text:continue-numbering="true" text:style-name="L1">
        <text:list-item>
          <text:p text:style-name="P15"><text:span text:style-name="T11">Q</text:span><text:span text:style-name="T10">uestion type</text:span></text:p>
        </text:list-item>
      </text:list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0M32S</meta:editing-duration>
    <meta:editing-cycles>31</meta:editing-cycles>
    <meta:generator>LibreOffice/7.0.4.2$Linux_X86_64 LibreOffice_project/00$Build-2</meta:generator>
    <meta:creation-date>2021-02-11T10:59:54.903285377</meta:creation-date>
    <meta:initial-creator>J Cercy</meta:initial-creator>
    <dc:date>2021-05-27T09:47:42.347138511</dc:date>
    <dc:creator>J Cercy</dc:creator>
    <meta:document-statistic meta:table-count="0" meta:image-count="1" meta:object-count="0" meta:page-count="1" meta:paragraph-count="26" meta:word-count="150" meta:character-count="1691" meta:non-whitespace-character-count="1565"/>
  </office:meta>
</office:document-meta>
</file>